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70000023B93EA4258C8E1E378.png" manifest:media-type="image/png"/>
  <manifest:file-entry manifest:full-path="Pictures/100000000000027600000229F4ECD62C4A78DC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0.046cm" svg:y="-0.011cm" svg:width="16.669cm" svg:height="14.631cm" draw:z-index="0"><draw:image xlink:href="Pictures/100000000000027600000229F4ECD62C4A78DC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n2" text:anchor-type="char" svg:width="17cm" svg:height="15.002cm" draw:z-index="1"><draw:image xlink:href="Pictures/10000000000002870000023B93EA4258C8E1E37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1:39:57.967472177</meta:creation-date>
    <dc:date>2023-05-18T11:45:50.232631285</dc:date>
    <meta:editing-duration>PT5M52S</meta:editing-duration>
    <meta:editing-cycles>2</meta:editing-cycles>
    <meta:generator>LibreOffice/6.4.2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